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blecorpus100-processed.10000.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Avg_length</text:p>
          </table:table-cell>
          <table:table-cell office:value-type="string" calcext:value-type="string">
            <text:p>Median_length</text:p>
          </table:table-cell>
          <table:table-cell office:value-type="string" calcext:value-type="string">
            <text:p>Char_type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TTR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cu.txt</text:p>
          </table:table-cell>
          <table:table-cell office:value-type="float" office:value="6.7563" calcext:value-type="float">
            <text:p>6.756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782" calcext:value-type="float">
            <text:p>27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2782" calcext:value-type="float">
            <text:p>0.2782</text:p>
          </table:table-cell>
          <table:table-cell office:value-type="float" office:value="9.6621146241322" calcext:value-type="float">
            <text:p>9.6621146241322</text:p>
          </table:table-cell>
        </table:table-row>
        <table:table-row table:style-name="ro1">
          <table:table-cell office:value-type="string" calcext:value-type="string">
            <text:p>afr.txt</text:p>
          </table:table-cell>
          <table:table-cell office:value-type="float" office:value="3.9804" calcext:value-type="float">
            <text:p>3.980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415" calcext:value-type="float">
            <text:p>14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15" calcext:value-type="float">
            <text:p>0.1415</text:p>
          </table:table-cell>
          <table:table-cell office:value-type="float" office:value="7.82820865044058" calcext:value-type="float">
            <text:p>7.82820865044058</text:p>
          </table:table-cell>
        </table:table-row>
        <table:table-row table:style-name="ro1">
          <table:table-cell office:value-type="string" calcext:value-type="string">
            <text:p>agr.txt</text:p>
          </table:table-cell>
          <table:table-cell office:value-type="float" office:value="6.8646" calcext:value-type="float">
            <text:p>6.864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793" calcext:value-type="float">
            <text:p>3793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93" calcext:value-type="float">
            <text:p>0.3793</text:p>
          </table:table-cell>
          <table:table-cell office:value-type="float" office:value="10.4983446158756" calcext:value-type="float">
            <text:p>10.4983446158756</text:p>
          </table:table-cell>
        </table:table-row>
        <table:table-row table:style-name="ro1">
          <table:table-cell office:value-type="string" calcext:value-type="string">
            <text:p>ake.txt</text:p>
          </table:table-cell>
          <table:table-cell office:value-type="float" office:value="4.5592" calcext:value-type="float">
            <text:p>4.559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486" calcext:value-type="float">
            <text:p>14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86" calcext:value-type="float">
            <text:p>0.1486</text:p>
          </table:table-cell>
          <table:table-cell office:value-type="float" office:value="8.10177292978101" calcext:value-type="float">
            <text:p>8.10177292978101</text:p>
          </table:table-cell>
        </table:table-row>
        <table:table-row table:style-name="ro1">
          <table:table-cell office:value-type="string" calcext:value-type="string">
            <text:p>alb.txt</text:p>
          </table:table-cell>
          <table:table-cell office:value-type="float" office:value="4.1629" calcext:value-type="float">
            <text:p>4.162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08" calcext:value-type="float">
            <text:p>0.2008</text:p>
          </table:table-cell>
          <table:table-cell office:value-type="float" office:value="8.46245853495247" calcext:value-type="float">
            <text:p>8.46245853495247</text:p>
          </table:table-cell>
        </table:table-row>
        <table:table-row table:style-name="ro1">
          <table:table-cell office:value-type="string" calcext:value-type="string">
            <text:p>amh.txt</text:p>
          </table:table-cell>
          <table:table-cell office:value-type="float" office:value="4.1277" calcext:value-type="float">
            <text:p>4.1277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4367" calcext:value-type="float">
            <text:p>43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67" calcext:value-type="float">
            <text:p>0.4367</text:p>
          </table:table-cell>
          <table:table-cell office:value-type="float" office:value="10.8400285712242" calcext:value-type="float">
            <text:p>10.8400285712242</text:p>
          </table:table-cell>
        </table:table-row>
        <table:table-row table:style-name="ro1">
          <table:table-cell office:value-type="string" calcext:value-type="string">
            <text:p>amu.txt</text:p>
          </table:table-cell>
          <table:table-cell office:value-type="float" office:value="5.8606" calcext:value-type="float">
            <text:p>5.860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822" calcext:value-type="float">
            <text:p>18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22" calcext:value-type="float">
            <text:p>0.1822</text:p>
          </table:table-cell>
          <table:table-cell office:value-type="float" office:value="8.09172222285936" calcext:value-type="float">
            <text:p>8.09172222285936</text:p>
          </table:table-cell>
        </table:table-row>
        <table:table-row table:style-name="ro1">
          <table:table-cell office:value-type="string" calcext:value-type="string">
            <text:p>ara.txt</text:p>
          </table:table-cell>
          <table:table-cell office:value-type="float" office:value="4.4227" calcext:value-type="float">
            <text:p>4.422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611" calcext:value-type="float">
            <text:p>46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4611" calcext:value-type="float">
            <text:p>0.4611</text:p>
          </table:table-cell>
          <table:table-cell office:value-type="float" office:value="10.8127006634537" calcext:value-type="float">
            <text:p>10.8127006634537</text:p>
          </table:table-cell>
        </table:table-row>
        <table:table-row table:style-name="ro1">
          <table:table-cell office:value-type="string" calcext:value-type="string">
            <text:p>arm.txt</text:p>
          </table:table-cell>
          <table:table-cell office:value-type="float" office:value="4.7652" calcext:value-type="float">
            <text:p>4.765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732" calcext:value-type="float">
            <text:p>2732</text:p>
          </table:table-cell>
          <table:table-cell office:value-type="float" office:value="10000" calcext:value-type="float">
            <text:p>10000</text:p>
          </table:table-cell>
          <table:table-cell office:value-type="float" office:value="0.2732" calcext:value-type="float">
            <text:p>0.2732</text:p>
          </table:table-cell>
          <table:table-cell office:value-type="float" office:value="9.35426085728367" calcext:value-type="float">
            <text:p>9.35426085728367</text:p>
          </table:table-cell>
        </table:table-row>
        <table:table-row table:style-name="ro1">
          <table:table-cell office:value-type="string" calcext:value-type="string">
            <text:p>baq.txt</text:p>
          </table:table-cell>
          <table:table-cell office:value-type="float" office:value="6.1527" calcext:value-type="float">
            <text:p>6.152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914" calcext:value-type="float">
            <text:p>29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2914" calcext:value-type="float">
            <text:p>0.2914</text:p>
          </table:table-cell>
          <table:table-cell office:value-type="float" office:value="9.80000635008447" calcext:value-type="float">
            <text:p>9.80000635008447</text:p>
          </table:table-cell>
        </table:table-row>
        <table:table-row table:style-name="ro1">
          <table:table-cell office:value-type="string" calcext:value-type="string">
            <text:p>bsn.txt</text:p>
          </table:table-cell>
          <table:table-cell office:value-type="float" office:value="5.775" calcext:value-type="float">
            <text:p>5.77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185" calcext:value-type="float">
            <text:p>21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2185" calcext:value-type="float">
            <text:p>0.2185</text:p>
          </table:table-cell>
          <table:table-cell office:value-type="float" office:value="8.7021128138191" calcext:value-type="float">
            <text:p>8.7021128138191</text:p>
          </table:table-cell>
        </table:table-row>
        <table:table-row table:style-name="ro1">
          <table:table-cell office:value-type="string" calcext:value-type="string">
            <text:p>bul.txt</text:p>
          </table:table-cell>
          <table:table-cell office:value-type="float" office:value="4.3899" calcext:value-type="float">
            <text:p>4.389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555" calcext:value-type="float">
            <text:p>2555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55" calcext:value-type="float">
            <text:p>0.2555</text:p>
          </table:table-cell>
          <table:table-cell office:value-type="float" office:value="8.94937181356531" calcext:value-type="float">
            <text:p>8.94937181356531</text:p>
          </table:table-cell>
        </table:table-row>
        <table:table-row table:style-name="ro1">
          <table:table-cell office:value-type="string" calcext:value-type="string">
            <text:p>cak.txt</text:p>
          </table:table-cell>
          <table:table-cell office:value-type="float" office:value="4.4442" calcext:value-type="float">
            <text:p>4.444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49" calcext:value-type="float">
            <text:p>124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49" calcext:value-type="float">
            <text:p>0.1249</text:p>
          </table:table-cell>
          <table:table-cell office:value-type="float" office:value="7.57318434597346" calcext:value-type="float">
            <text:p>7.57318434597346</text:p>
          </table:table-cell>
        </table:table-row>
        <table:table-row table:style-name="ro1">
          <table:table-cell office:value-type="string" calcext:value-type="string">
            <text:p>ceb.txt</text:p>
          </table:table-cell>
          <table:table-cell office:value-type="float" office:value="4.6082" calcext:value-type="float">
            <text:p>4.608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41" calcext:value-type="float">
            <text:p>124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41" calcext:value-type="float">
            <text:p>0.1241</text:p>
          </table:table-cell>
          <table:table-cell office:value-type="float" office:value="7.304652384233" calcext:value-type="float">
            <text:p>7.304652384233</text:p>
          </table:table-cell>
        </table:table-row>
        <table:table-row table:style-name="ro1">
          <table:table-cell office:value-type="string" calcext:value-type="string">
            <text:p>cha.txt</text:p>
          </table:table-cell>
          <table:table-cell office:value-type="float" office:value="4.7858" calcext:value-type="float">
            <text:p>4.785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283" calcext:value-type="float">
            <text:p>22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2283" calcext:value-type="float">
            <text:p>0.2283</text:p>
          </table:table-cell>
          <table:table-cell office:value-type="float" office:value="8.10743943654613" calcext:value-type="float">
            <text:p>8.10743943654613</text:p>
          </table:table-cell>
        </table:table-row>
        <table:table-row table:style-name="ro1">
          <table:table-cell office:value-type="string" calcext:value-type="string">
            <text:p>chi.txt</text:p>
          </table:table-cell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699" calcext:value-type="float">
            <text:p>0.0699</text:p>
          </table:table-cell>
          <table:table-cell office:value-type="float" office:value="7.72668926510602" calcext:value-type="float">
            <text:p>7.72668926510602</text:p>
          </table:table-cell>
        </table:table-row>
        <table:table-row table:style-name="ro1">
          <table:table-cell office:value-type="string" calcext:value-type="string">
            <text:p>chq.txt</text:p>
          </table:table-cell>
          <table:table-cell office:value-type="float" office:value="4.6424" calcext:value-type="float">
            <text:p>4.642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499" calcext:value-type="float">
            <text:p>14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99" calcext:value-type="float">
            <text:p>0.1499</text:p>
          </table:table-cell>
          <table:table-cell office:value-type="float" office:value="7.93907023972956" calcext:value-type="float">
            <text:p>7.93907023972956</text:p>
          </table:table-cell>
        </table:table-row>
        <table:table-row table:style-name="ro1">
          <table:table-cell office:value-type="string" calcext:value-type="string">
            <text:p>chr.txt</text:p>
          </table:table-cell>
          <table:table-cell office:value-type="float" office:value="4.3039" calcext:value-type="float">
            <text:p>4.3039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3600" calcext:value-type="float">
            <text:p>36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6" calcext:value-type="float">
            <text:p>0.36</text:p>
          </table:table-cell>
          <table:table-cell office:value-type="float" office:value="9.69634823301949" calcext:value-type="float">
            <text:p>9.69634823301949</text:p>
          </table:table-cell>
        </table:table-row>
        <table:table-row table:style-name="ro1">
          <table:table-cell office:value-type="string" calcext:value-type="string">
            <text:p>cjp.txt</text:p>
          </table:table-cell>
          <table:table-cell office:value-type="float" office:value="3.8705" calcext:value-type="float">
            <text:p>3.870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521" calcext:value-type="float">
            <text:p>15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21" calcext:value-type="float">
            <text:p>0.1521</text:p>
          </table:table-cell>
          <table:table-cell office:value-type="float" office:value="8.13847174502472" calcext:value-type="float">
            <text:p>8.13847174502472</text:p>
          </table:table-cell>
        </table:table-row>
        <table:table-row table:style-name="ro1">
          <table:table-cell office:value-type="string" calcext:value-type="string">
            <text:p>cni.txt</text:p>
          </table:table-cell>
          <table:table-cell office:value-type="float" office:value="9.7795" calcext:value-type="float">
            <text:p>9.779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74" calcext:value-type="float">
            <text:p>35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3574" calcext:value-type="float">
            <text:p>0.3574</text:p>
          </table:table-cell>
          <table:table-cell office:value-type="float" office:value="9.87229627992879" calcext:value-type="float">
            <text:p>9.87229627992879</text:p>
          </table:table-cell>
        </table:table-row>
        <table:table-row table:style-name="ro1">
          <table:table-cell office:value-type="string" calcext:value-type="string">
            <text:p>cop.txt</text:p>
          </table:table-cell>
          <table:table-cell office:value-type="float" office:value="5.5212" calcext:value-type="float">
            <text:p>5.521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521" calcext:value-type="float">
            <text:p>35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3521" calcext:value-type="float">
            <text:p>0.3521</text:p>
          </table:table-cell>
          <table:table-cell office:value-type="float" office:value="9.95663482441222" calcext:value-type="float">
            <text:p>9.95663482441222</text:p>
          </table:table-cell>
        </table:table-row>
        <table:table-row table:style-name="ro1">
          <table:table-cell office:value-type="string" calcext:value-type="string">
            <text:p>crp.txt</text:p>
          </table:table-cell>
          <table:table-cell office:value-type="float" office:value="3.3392" calcext:value-type="float">
            <text:p>3.339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01" calcext:value-type="float">
            <text:p>8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01" calcext:value-type="float">
            <text:p>0.0801</text:p>
          </table:table-cell>
          <table:table-cell office:value-type="float" office:value="7.60515795846029" calcext:value-type="float">
            <text:p>7.60515795846029</text:p>
          </table:table-cell>
        </table:table-row>
        <table:table-row table:style-name="ro1">
          <table:table-cell office:value-type="string" calcext:value-type="string">
            <text:p>cze.txt</text:p>
          </table:table-cell>
          <table:table-cell office:value-type="float" office:value="4.6906" calcext:value-type="float">
            <text:p>4.690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223" calcext:value-type="float">
            <text:p>32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3223" calcext:value-type="float">
            <text:p>0.3223</text:p>
          </table:table-cell>
          <table:table-cell office:value-type="float" office:value="9.85361299045598" calcext:value-type="float">
            <text:p>9.85361299045598</text:p>
          </table:table-cell>
        </table:table-row>
        <table:table-row table:style-name="ro1">
          <table:table-cell office:value-type="string" calcext:value-type="string">
            <text:p>dan.txt</text:p>
          </table:table-cell>
          <table:table-cell office:value-type="float" office:value="4.4315" calcext:value-type="float">
            <text:p>4.431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045" calcext:value-type="float">
            <text:p>2045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45" calcext:value-type="float">
            <text:p>0.2045</text:p>
          </table:table-cell>
          <table:table-cell office:value-type="float" office:value="8.86813639147041" calcext:value-type="float">
            <text:p>8.86813639147041</text:p>
          </table:table-cell>
        </table:table-row>
        <table:table-row table:style-name="ro1">
          <table:table-cell office:value-type="string" calcext:value-type="string">
            <text:p>deu.txt</text:p>
          </table:table-cell>
          <table:table-cell office:value-type="float" office:value="4.5987" calcext:value-type="float">
            <text:p>4.598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79" calcext:value-type="float">
            <text:p>15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79" calcext:value-type="float">
            <text:p>0.1579</text:p>
          </table:table-cell>
          <table:table-cell office:value-type="float" office:value="8.49329069104233" calcext:value-type="float">
            <text:p>8.49329069104233</text:p>
          </table:table-cell>
        </table:table-row>
        <table:table-row table:style-name="ro1">
          <table:table-cell office:value-type="string" calcext:value-type="string">
            <text:p>dik.txt</text:p>
          </table:table-cell>
          <table:table-cell office:value-type="float" office:value="3.319" calcext:value-type="float">
            <text:p>3.31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54" calcext:value-type="float">
            <text:p>105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54" calcext:value-type="float">
            <text:p>0.1054</text:p>
          </table:table-cell>
          <table:table-cell office:value-type="float" office:value="7.93805505508361" calcext:value-type="float">
            <text:p>7.93805505508361</text:p>
          </table:table-cell>
        </table:table-row>
        <table:table-row table:style-name="ro1">
          <table:table-cell office:value-type="string" calcext:value-type="string">
            <text:p>dje.txt</text:p>
          </table:table-cell>
          <table:table-cell office:value-type="float" office:value="3.7594" calcext:value-type="float">
            <text:p>3.759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74" calcext:value-type="float">
            <text:p>8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74" calcext:value-type="float">
            <text:p>0.0874</text:p>
          </table:table-cell>
          <table:table-cell office:value-type="float" office:value="7.77194769095393" calcext:value-type="float">
            <text:p>7.77194769095393</text:p>
          </table:table-cell>
        </table:table-row>
        <table:table-row table:style-name="ro1">
          <table:table-cell office:value-type="string" calcext:value-type="string">
            <text:p>djk.txt</text:p>
          </table:table-cell>
          <table:table-cell office:value-type="float" office:value="3.3919" calcext:value-type="float">
            <text:p>3.39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45" calcext:value-type="float">
            <text:p>0.0545</text:p>
          </table:table-cell>
          <table:table-cell office:value-type="float" office:value="7.27716989145727" calcext:value-type="float">
            <text:p>7.27716989145727</text:p>
          </table:table-cell>
        </table:table-row>
        <table:table-row table:style-name="ro1">
          <table:table-cell office:value-type="string" calcext:value-type="string">
            <text:p>dop.txt</text:p>
          </table:table-cell>
          <table:table-cell office:value-type="float" office:value="3.6227" calcext:value-type="float">
            <text:p>3.622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408" calcext:value-type="float">
            <text:p>140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08" calcext:value-type="float">
            <text:p>0.1408</text:p>
          </table:table-cell>
          <table:table-cell office:value-type="float" office:value="8.10749202725582" calcext:value-type="float">
            <text:p>8.10749202725582</text:p>
          </table:table-cell>
        </table:table-row>
        <table:table-row table:style-name="ro1">
          <table:table-cell office:value-type="string" calcext:value-type="string">
            <text:p>eng.txt</text:p>
          </table:table-cell>
          <table:table-cell office:value-type="float" office:value="4.2266" calcext:value-type="float">
            <text:p>4.226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445" calcext:value-type="float">
            <text:p>144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45" calcext:value-type="float">
            <text:p>0.1445</text:p>
          </table:table-cell>
          <table:table-cell office:value-type="float" office:value="8.11963661825403" calcext:value-type="float">
            <text:p>8.11963661825403</text:p>
          </table:table-cell>
        </table:table-row>
        <table:table-row table:style-name="ro1">
          <table:table-cell office:value-type="string" calcext:value-type="string">
            <text:p>epo.txt</text:p>
          </table:table-cell>
          <table:table-cell office:value-type="float" office:value="4.4333" calcext:value-type="float">
            <text:p>4.433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86" calcext:value-type="float">
            <text:p>17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86" calcext:value-type="float">
            <text:p>0.1786</text:p>
          </table:table-cell>
          <table:table-cell office:value-type="float" office:value="8.22432678179265" calcext:value-type="float">
            <text:p>8.22432678179265</text:p>
          </table:table-cell>
        </table:table-row>
        <table:table-row table:style-name="ro1">
          <table:table-cell office:value-type="string" calcext:value-type="string">
            <text:p>est.txt</text:p>
          </table:table-cell>
          <table:table-cell office:value-type="float" office:value="5.2699" calcext:value-type="float">
            <text:p>5.269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983" calcext:value-type="float">
            <text:p>29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2983" calcext:value-type="float">
            <text:p>0.2983</text:p>
          </table:table-cell>
          <table:table-cell office:value-type="float" office:value="9.63801872886265" calcext:value-type="float">
            <text:p>9.63801872886265</text:p>
          </table:table-cell>
        </table:table-row>
        <table:table-row table:style-name="ro1">
          <table:table-cell office:value-type="string" calcext:value-type="string">
            <text:p>ewe.txt</text:p>
          </table:table-cell>
          <table:table-cell office:value-type="float" office:value="3.607" calcext:value-type="float">
            <text:p>3.60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778" calcext:value-type="float">
            <text:p>17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78" calcext:value-type="float">
            <text:p>0.1778</text:p>
          </table:table-cell>
          <table:table-cell office:value-type="float" office:value="8.64294988680384" calcext:value-type="float">
            <text:p>8.64294988680384</text:p>
          </table:table-cell>
        </table:table-row>
        <table:table-row table:style-name="ro1">
          <table:table-cell office:value-type="string" calcext:value-type="string">
            <text:p>fin.txt</text:p>
          </table:table-cell>
          <table:table-cell office:value-type="float" office:value="5.8665" calcext:value-type="float">
            <text:p>5.866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12" calcext:value-type="float">
            <text:p>29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2912" calcext:value-type="float">
            <text:p>0.2912</text:p>
          </table:table-cell>
          <table:table-cell office:value-type="float" office:value="9.55944302074908" calcext:value-type="float">
            <text:p>9.55944302074908</text:p>
          </table:table-cell>
        </table:table-row>
        <table:table-row table:style-name="ro1">
          <table:table-cell office:value-type="string" calcext:value-type="string">
            <text:p>fra.txt</text:p>
          </table:table-cell>
          <table:table-cell office:value-type="float" office:value="4.5779" calcext:value-type="float">
            <text:p>4.577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718" calcext:value-type="float">
            <text:p>17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18" calcext:value-type="float">
            <text:p>0.1718</text:p>
          </table:table-cell>
          <table:table-cell office:value-type="float" office:value="8.34013823659114" calcext:value-type="float">
            <text:p>8.34013823659114</text:p>
          </table:table-cell>
        </table:table-row>
        <table:table-row table:style-name="ro1">
          <table:table-cell office:value-type="string" calcext:value-type="string">
            <text:p>gbi.txt</text:p>
          </table:table-cell>
          <table:table-cell office:value-type="float" office:value="4.5313" calcext:value-type="float">
            <text:p>4.531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567" calcext:value-type="float">
            <text:p>15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67" calcext:value-type="float">
            <text:p>0.1567</text:p>
          </table:table-cell>
          <table:table-cell office:value-type="float" office:value="7.74938724424451" calcext:value-type="float">
            <text:p>7.74938724424451</text:p>
          </table:table-cell>
        </table:table-row>
        <table:table-row table:style-name="ro1">
          <table:table-cell office:value-type="string" calcext:value-type="string">
            <text:p>gla.txt</text:p>
          </table:table-cell>
          <table:table-cell office:value-type="float" office:value="4.1089" calcext:value-type="float">
            <text:p>4.108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01" calcext:value-type="float">
            <text:p>16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01" calcext:value-type="float">
            <text:p>0.1601</text:p>
          </table:table-cell>
          <table:table-cell office:value-type="float" office:value="8.30003325354551" calcext:value-type="float">
            <text:p>8.30003325354551</text:p>
          </table:table-cell>
        </table:table-row>
        <table:table-row table:style-name="ro1">
          <table:table-cell office:value-type="string" calcext:value-type="string">
            <text:p>glv.txt</text:p>
          </table:table-cell>
          <table:table-cell office:value-type="float" office:value="4.0861" calcext:value-type="float">
            <text:p>4.086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94" calcext:value-type="float">
            <text:p>15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94" calcext:value-type="float">
            <text:p>0.1594</text:p>
          </table:table-cell>
          <table:table-cell office:value-type="float" office:value="8.28263855332274" calcext:value-type="float">
            <text:p>8.28263855332274</text:p>
          </table:table-cell>
        </table:table-row>
        <table:table-row table:style-name="ro1">
          <table:table-cell office:value-type="string" calcext:value-type="string">
            <text:p>gre.txt</text:p>
          </table:table-cell>
          <table:table-cell office:value-type="float" office:value="4.7885" calcext:value-type="float">
            <text:p>4.788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01" calcext:value-type="float">
            <text:p>27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2701" calcext:value-type="float">
            <text:p>0.2701</text:p>
          </table:table-cell>
          <table:table-cell office:value-type="float" office:value="9.05484647922935" calcext:value-type="float">
            <text:p>9.05484647922935</text:p>
          </table:table-cell>
        </table:table-row>
        <table:table-row table:style-name="ro1">
          <table:table-cell office:value-type="string" calcext:value-type="string">
            <text:p>guj.txt</text:p>
          </table:table-cell>
          <table:table-cell office:value-type="float" office:value="2.6735" calcext:value-type="float">
            <text:p>2.6735</text:p>
          </table:table-cell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  <table:table-cell office:value-type="float" office:value="2668" calcext:value-type="float">
            <text:p>2668</text:p>
          </table:table-cell>
          <table:table-cell office:value-type="float" office:value="10000" calcext:value-type="float">
            <text:p>10000</text:p>
          </table:table-cell>
          <table:table-cell office:value-type="float" office:value="0.2668" calcext:value-type="float">
            <text:p>0.2668</text:p>
          </table:table-cell>
          <table:table-cell office:value-type="float" office:value="9.68857693434565" calcext:value-type="float">
            <text:p>9.68857693434565</text:p>
          </table:table-cell>
        </table:table-row>
        <table:table-row table:style-name="ro1">
          <table:table-cell office:value-type="string" calcext:value-type="string">
            <text:p>heb.txt</text:p>
          </table:table-cell>
          <table:table-cell office:value-type="float" office:value="4.0031" calcext:value-type="float">
            <text:p>4.003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289" calcext:value-type="float">
            <text:p>42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89" calcext:value-type="float">
            <text:p>0.4289</text:p>
          </table:table-cell>
          <table:table-cell office:value-type="float" office:value="10.7954694894384" calcext:value-type="float">
            <text:p>10.7954694894384</text:p>
          </table:table-cell>
        </table:table-row>
        <table:table-row table:style-name="ro1">
          <table:table-cell office:value-type="string" calcext:value-type="string">
            <text:p>hin.txt</text:p>
          </table:table-cell>
          <table:table-cell office:value-type="float" office:value="2.1333" calcext:value-type="float">
            <text:p>2.1333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office:value-type="float" office:value="1628" calcext:value-type="float">
            <text:p>16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28" calcext:value-type="float">
            <text:p>0.1628</text:p>
          </table:table-cell>
          <table:table-cell office:value-type="float" office:value="8.55776470707248" calcext:value-type="float">
            <text:p>8.55776470707248</text:p>
          </table:table-cell>
        </table:table-row>
        <table:table-row table:style-name="ro1">
          <table:table-cell office:value-type="string" calcext:value-type="string">
            <text:p>hrv.txt</text:p>
          </table:table-cell>
          <table:table-cell office:value-type="float" office:value="4.4877" calcext:value-type="float">
            <text:p>4.487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088" calcext:value-type="float">
            <text:p>30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3088" calcext:value-type="float">
            <text:p>0.3088</text:p>
          </table:table-cell>
          <table:table-cell office:value-type="float" office:value="9.67425648780056" calcext:value-type="float">
            <text:p>9.67425648780056</text:p>
          </table:table-cell>
        </table:table-row>
        <table:table-row table:style-name="ro1">
          <table:table-cell office:value-type="string" calcext:value-type="string">
            <text:p>hun.txt</text:p>
          </table:table-cell>
          <table:table-cell office:value-type="float" office:value="5.4733" calcext:value-type="float">
            <text:p>5.473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123" calcext:value-type="float">
            <text:p>31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3123" calcext:value-type="float">
            <text:p>0.3123</text:p>
          </table:table-cell>
          <table:table-cell office:value-type="float" office:value="9.31331029814096" calcext:value-type="float">
            <text:p>9.31331029814096</text:p>
          </table:table-cell>
        </table:table-row>
        <table:table-row table:style-name="ro1">
          <table:table-cell office:value-type="string" calcext:value-type="string">
            <text:p>ind.txt</text:p>
          </table:table-cell>
          <table:table-cell office:value-type="float" office:value="5.7583" calcext:value-type="float">
            <text:p>5.758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09" calcext:value-type="float">
            <text:p>20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09" calcext:value-type="float">
            <text:p>0.2009</text:p>
          </table:table-cell>
          <table:table-cell office:value-type="float" office:value="8.9586169654564" calcext:value-type="float">
            <text:p>8.9586169654564</text:p>
          </table:table-cell>
        </table:table-row>
        <table:table-row table:style-name="ro1">
          <table:table-cell office:value-type="string" calcext:value-type="string">
            <text:p>isl.txt</text:p>
          </table:table-cell>
          <table:table-cell office:value-type="float" office:value="4.6003" calcext:value-type="float">
            <text:p>4.600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997" calcext:value-type="float">
            <text:p>19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997" calcext:value-type="float">
            <text:p>0.1997</text:p>
          </table:table-cell>
          <table:table-cell office:value-type="float" office:value="8.96588932604577" calcext:value-type="float">
            <text:p>8.96588932604577</text:p>
          </table:table-cell>
        </table:table-row>
        <table:table-row table:style-name="ro1">
          <table:table-cell office:value-type="string" calcext:value-type="string">
            <text:p>ita.txt</text:p>
          </table:table-cell>
          <table:table-cell office:value-type="float" office:value="4.3477" calcext:value-type="float">
            <text:p>4.347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62" calcext:value-type="float">
            <text:p>166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62" calcext:value-type="float">
            <text:p>0.1662</text:p>
          </table:table-cell>
          <table:table-cell office:value-type="float" office:value="8.67147315569881" calcext:value-type="float">
            <text:p>8.67147315569881</text:p>
          </table:table-cell>
        </table:table-row>
        <table:table-row table:style-name="ro1">
          <table:table-cell office:value-type="string" calcext:value-type="string">
            <text:p>jak.txt</text:p>
          </table:table-cell>
          <table:table-cell office:value-type="float" office:value="5.2073" calcext:value-type="float">
            <text:p>5.207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44" calcext:value-type="float">
            <text:p>164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44" calcext:value-type="float">
            <text:p>0.1644</text:p>
          </table:table-cell>
          <table:table-cell office:value-type="float" office:value="8.42976315941357" calcext:value-type="float">
            <text:p>8.42976315941357</text:p>
          </table:table-cell>
        </table:table-row>
        <table:table-row table:style-name="ro1">
          <table:table-cell office:value-type="string" calcext:value-type="string">
            <text:p>jap.txt</text:p>
          </table:table-cell>
          <table:table-cell office:value-type="float" office:value="2.0785" calcext:value-type="float">
            <text:p>2.0785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896" calcext:value-type="float">
            <text:p>89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96" calcext:value-type="float">
            <text:p>0.0896</text:p>
          </table:table-cell>
          <table:table-cell office:value-type="float" office:value="7.18895224852739" calcext:value-type="float">
            <text:p>7.18895224852739</text:p>
          </table:table-cell>
        </table:table-row>
        <table:table-row table:style-name="ro1">
          <table:table-cell office:value-type="string" calcext:value-type="string">
            <text:p>jiv.txt</text:p>
          </table:table-cell>
          <table:table-cell office:value-type="float" office:value="6.9687" calcext:value-type="float">
            <text:p>6.968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554" calcext:value-type="float">
            <text:p>3554</text:p>
          </table:table-cell>
          <table:table-cell office:value-type="float" office:value="10000" calcext:value-type="float">
            <text:p>10000</text:p>
          </table:table-cell>
          <table:table-cell office:value-type="float" office:value="0.3554" calcext:value-type="float">
            <text:p>0.3554</text:p>
          </table:table-cell>
          <table:table-cell office:value-type="float" office:value="10.1289798286013" calcext:value-type="float">
            <text:p>10.1289798286013</text:p>
          </table:table-cell>
        </table:table-row>
        <table:table-row table:style-name="ro1">
          <table:table-cell office:value-type="string" calcext:value-type="string">
            <text:p>kab.txt</text:p>
          </table:table-cell>
          <table:table-cell office:value-type="float" office:value="4.6438" calcext:value-type="float">
            <text:p>4.643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459" calcext:value-type="float">
            <text:p>2459</text:p>
          </table:table-cell>
          <table:table-cell office:value-type="float" office:value="10000" calcext:value-type="float">
            <text:p>10000</text:p>
          </table:table-cell>
          <table:table-cell office:value-type="float" office:value="0.2459" calcext:value-type="float">
            <text:p>0.2459</text:p>
          </table:table-cell>
          <table:table-cell office:value-type="float" office:value="8.90269391831492" calcext:value-type="float">
            <text:p>8.90269391831492</text:p>
          </table:table-cell>
        </table:table-row>
        <table:table-row table:style-name="ro1">
          <table:table-cell office:value-type="string" calcext:value-type="string">
            <text:p>kan.txt</text:p>
          </table:table-cell>
          <table:table-cell office:value-type="float" office:value="4.2702" calcext:value-type="float">
            <text:p>4.2702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float" office:value="3373" calcext:value-type="float">
            <text:p>33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3373" calcext:value-type="float">
            <text:p>0.3373</text:p>
          </table:table-cell>
          <table:table-cell office:value-type="float" office:value="10.3919439878555" calcext:value-type="float">
            <text:p>10.3919439878555</text:p>
          </table:table-cell>
        </table:table-row>
        <table:table-row table:style-name="ro1">
          <table:table-cell office:value-type="string" calcext:value-type="string">
            <text:p>kbh.txt</text:p>
          </table:table-cell>
          <table:table-cell office:value-type="float" office:value="7.318" calcext:value-type="float">
            <text:p>7.31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212" calcext:value-type="float">
            <text:p>22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2212" calcext:value-type="float">
            <text:p>0.2212</text:p>
          </table:table-cell>
          <table:table-cell office:value-type="float" office:value="8.87242505649077" calcext:value-type="float">
            <text:p>8.87242505649077</text:p>
          </table:table-cell>
        </table:table-row>
        <table:table-row table:style-name="ro1">
          <table:table-cell office:value-type="string" calcext:value-type="string">
            <text:p>kek.txt</text:p>
          </table:table-cell>
          <table:table-cell office:value-type="float" office:value="4.6876" calcext:value-type="float">
            <text:p>4.687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411" calcext:value-type="float">
            <text:p>14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11" calcext:value-type="float">
            <text:p>0.1411</text:p>
          </table:table-cell>
          <table:table-cell office:value-type="float" office:value="7.82033346402938" calcext:value-type="float">
            <text:p>7.82033346402938</text:p>
          </table:table-cell>
        </table:table-row>
        <table:table-row table:style-name="ro1">
          <table:table-cell office:value-type="string" calcext:value-type="string">
            <text:p>kor.txt</text:p>
          </table:table-cell>
          <table:table-cell office:value-type="float" office:value="3.683" calcext:value-type="float">
            <text:p>3.683</text:p>
          </table:table-cell>
          <table:table-cell office:value-type="float" office:value="3" calcext:value-type="float">
            <text:p>3</text:p>
          </table:table-cell>
          <table:table-cell office:value-type="float" office:value="659" calcext:value-type="float">
            <text:p>659</text:p>
          </table:table-cell>
          <table:table-cell office:value-type="float" office:value="3444" calcext:value-type="float">
            <text:p>3444</text:p>
          </table:table-cell>
          <table:table-cell office:value-type="float" office:value="10000" calcext:value-type="float">
            <text:p>10000</text:p>
          </table:table-cell>
          <table:table-cell office:value-type="float" office:value="0.3444" calcext:value-type="float">
            <text:p>0.3444</text:p>
          </table:table-cell>
          <table:table-cell office:value-type="float" office:value="10.2847404508715" calcext:value-type="float">
            <text:p>10.2847404508715</text:p>
          </table:table-cell>
        </table:table-row>
        <table:table-row table:style-name="ro1">
          <table:table-cell office:value-type="string" calcext:value-type="string">
            <text:p>lat.txt</text:p>
          </table:table-cell>
          <table:table-cell office:value-type="float" office:value="5.3235" calcext:value-type="float">
            <text:p>5.323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20" calcext:value-type="float">
            <text:p>29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92" calcext:value-type="float">
            <text:p>0.292</text:p>
          </table:table-cell>
          <table:table-cell office:value-type="float" office:value="9.37624667041859" calcext:value-type="float">
            <text:p>9.37624667041859</text:p>
          </table:table-cell>
        </table:table-row>
        <table:table-row table:style-name="ro1">
          <table:table-cell office:value-type="string" calcext:value-type="string">
            <text:p>lav.txt</text:p>
          </table:table-cell>
          <table:table-cell office:value-type="float" office:value="4.6282" calcext:value-type="float">
            <text:p>4.628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133" calcext:value-type="float">
            <text:p>2133</text:p>
          </table:table-cell>
          <table:table-cell office:value-type="float" office:value="10000" calcext:value-type="float">
            <text:p>10000</text:p>
          </table:table-cell>
          <table:table-cell office:value-type="float" office:value="0.2133" calcext:value-type="float">
            <text:p>0.2133</text:p>
          </table:table-cell>
          <table:table-cell office:value-type="float" office:value="8.88682332831993" calcext:value-type="float">
            <text:p>8.88682332831993</text:p>
          </table:table-cell>
        </table:table-row>
        <table:table-row table:style-name="ro1">
          <table:table-cell office:value-type="string" calcext:value-type="string">
            <text:p>lit.txt</text:p>
          </table:table-cell>
          <table:table-cell office:value-type="float" office:value="5.3945" calcext:value-type="float">
            <text:p>5.394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922" calcext:value-type="float">
            <text:p>29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2922" calcext:value-type="float">
            <text:p>0.2922</text:p>
          </table:table-cell>
          <table:table-cell office:value-type="float" office:value="9.78356961334059" calcext:value-type="float">
            <text:p>9.78356961334059</text:p>
          </table:table-cell>
        </table:table-row>
        <table:table-row table:style-name="ro1">
          <table:table-cell office:value-type="string" calcext:value-type="string">
            <text:p>mal.txt</text:p>
          </table:table-cell>
          <table:table-cell office:value-type="float" office:value="4.8424" calcext:value-type="float">
            <text:p>4.8424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4210" calcext:value-type="float">
            <text:p>42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1" calcext:value-type="float">
            <text:p>0.421</text:p>
          </table:table-cell>
          <table:table-cell office:value-type="float" office:value="10.5249694588598" calcext:value-type="float">
            <text:p>10.5249694588598</text:p>
          </table:table-cell>
        </table:table-row>
        <table:table-row table:style-name="ro1">
          <table:table-cell office:value-type="string" calcext:value-type="string">
            <text:p>mam.txt</text:p>
          </table:table-cell>
          <table:table-cell office:value-type="float" office:value="4.8417" calcext:value-type="float">
            <text:p>4.841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613" calcext:value-type="float">
            <text:p>16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13" calcext:value-type="float">
            <text:p>0.1613</text:p>
          </table:table-cell>
          <table:table-cell office:value-type="float" office:value="8.51846119305901" calcext:value-type="float">
            <text:p>8.51846119305901</text:p>
          </table:table-cell>
        </table:table-row>
        <table:table-row table:style-name="ro1">
          <table:table-cell office:value-type="string" calcext:value-type="string">
            <text:p>mao.txt</text:p>
          </table:table-cell>
          <table:table-cell office:value-type="float" office:value="3.3638" calcext:value-type="float">
            <text:p>3.363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26" calcext:value-type="float">
            <text:p>8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26" calcext:value-type="float">
            <text:p>0.0826</text:p>
          </table:table-cell>
          <table:table-cell office:value-type="float" office:value="7.03179452611698" calcext:value-type="float">
            <text:p>7.03179452611698</text:p>
          </table:table-cell>
        </table:table-row>
        <table:table-row table:style-name="ro1">
          <table:table-cell office:value-type="string" calcext:value-type="string">
            <text:p>mar.txt</text:p>
          </table:table-cell>
          <table:table-cell office:value-type="float" office:value="3.2938" calcext:value-type="float">
            <text:p>3.2938</text:p>
          </table:table-cell>
          <table:table-cell office:value-type="float" office:value="3" calcext:value-type="float">
            <text:p>3</text:p>
          </table:table-cell>
          <table:table-cell office:value-type="float" office:value="391" calcext:value-type="float">
            <text:p>391</text:p>
          </table:table-cell>
          <table:table-cell office:value-type="float" office:value="3592" calcext:value-type="float">
            <text:p>3592</text:p>
          </table:table-cell>
          <table:table-cell office:value-type="float" office:value="10000" calcext:value-type="float">
            <text:p>10000</text:p>
          </table:table-cell>
          <table:table-cell office:value-type="float" office:value="0.3592" calcext:value-type="float">
            <text:p>0.3592</text:p>
          </table:table-cell>
          <table:table-cell office:value-type="float" office:value="10.4415342274283" calcext:value-type="float">
            <text:p>10.4415342274283</text:p>
          </table:table-cell>
        </table:table-row>
        <table:table-row table:style-name="ro1">
          <table:table-cell office:value-type="string" calcext:value-type="string">
            <text:p>mya.txt</text:p>
          </table:table-cell>
          <table:table-cell office:value-type="float" office:value="2.2772" calcext:value-type="float">
            <text:p>2.2772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office:value-type="float" office:value="1174" calcext:value-type="float">
            <text:p>11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4" calcext:value-type="float">
            <text:p>0.1174</text:p>
          </table:table-cell>
          <table:table-cell office:value-type="float" office:value="7.920484108258" calcext:value-type="float">
            <text:p>7.920484108258</text:p>
          </table:table-cell>
        </table:table-row>
        <table:table-row table:style-name="ro1">
          <table:table-cell office:value-type="string" calcext:value-type="string">
            <text:p>nep.txt</text:p>
          </table:table-cell>
          <table:table-cell office:value-type="float" office:value="3.2612" calcext:value-type="float">
            <text:p>3.2612</text:p>
          </table:table-cell>
          <table:table-cell office:value-type="float" office:value="3" calcext:value-type="float">
            <text:p>3</text:p>
          </table:table-cell>
          <table:table-cell office:value-type="float" office:value="379" calcext:value-type="float">
            <text:p>379</text:p>
          </table:table-cell>
          <table:table-cell office:value-type="float" office:value="2505" calcext:value-type="float">
            <text:p>25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05" calcext:value-type="float">
            <text:p>0.2505</text:p>
          </table:table-cell>
          <table:table-cell office:value-type="float" office:value="9.82458592104257" calcext:value-type="float">
            <text:p>9.82458592104257</text:p>
          </table:table-cell>
        </table:table-row>
        <table:table-row table:style-name="ro1">
          <table:table-cell office:value-type="string" calcext:value-type="string">
            <text:p>nhg.txt</text:p>
          </table:table-cell>
          <table:table-cell office:value-type="float" office:value="6.7755" calcext:value-type="float">
            <text:p>6.775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88" calcext:value-type="float">
            <text:p>20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88" calcext:value-type="float">
            <text:p>0.2088</text:p>
          </table:table-cell>
          <table:table-cell office:value-type="float" office:value="8.51098924762436" calcext:value-type="float">
            <text:p>8.51098924762436</text:p>
          </table:table-cell>
        </table:table-row>
        <table:table-row table:style-name="ro1">
          <table:table-cell office:value-type="string" calcext:value-type="string">
            <text:p>nld.txt</text:p>
          </table:table-cell>
          <table:table-cell office:value-type="float" office:value="4.3892" calcext:value-type="float">
            <text:p>4.389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669" calcext:value-type="float">
            <text:p>16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69" calcext:value-type="float">
            <text:p>0.1669</text:p>
          </table:table-cell>
          <table:table-cell office:value-type="float" office:value="8.45901055699768" calcext:value-type="float">
            <text:p>8.45901055699768</text:p>
          </table:table-cell>
        </table:table-row>
        <table:table-row table:style-name="ro1">
          <table:table-cell office:value-type="string" calcext:value-type="string">
            <text:p>nor.txt</text:p>
          </table:table-cell>
          <table:table-cell office:value-type="float" office:value="4.1239" calcext:value-type="float">
            <text:p>4.123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223" calcext:value-type="float">
            <text:p>22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2223" calcext:value-type="float">
            <text:p>0.2223</text:p>
          </table:table-cell>
          <table:table-cell office:value-type="float" office:value="8.87511366072261" calcext:value-type="float">
            <text:p>8.87511366072261</text:p>
          </table:table-cell>
        </table:table-row>
        <table:table-row table:style-name="ro1">
          <table:table-cell office:value-type="string" calcext:value-type="string">
            <text:p>ojb.txt</text:p>
          </table:table-cell>
          <table:table-cell office:value-type="float" office:value="4.1473" calcext:value-type="float">
            <text:p>4.1473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3558" calcext:value-type="float">
            <text:p>3558</text:p>
          </table:table-cell>
          <table:table-cell office:value-type="float" office:value="10000" calcext:value-type="float">
            <text:p>10000</text:p>
          </table:table-cell>
          <table:table-cell office:value-type="float" office:value="0.3558" calcext:value-type="float">
            <text:p>0.3558</text:p>
          </table:table-cell>
          <table:table-cell office:value-type="float" office:value="9.98786777475473" calcext:value-type="float">
            <text:p>9.98786777475473</text:p>
          </table:table-cell>
        </table:table-row>
        <table:table-row table:style-name="ro1">
          <table:table-cell office:value-type="string" calcext:value-type="string">
            <text:p>pck.txt</text:p>
          </table:table-cell>
          <table:table-cell office:value-type="float" office:value="4.451" calcext:value-type="float">
            <text:p>4.45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48" calcext:value-type="float">
            <text:p>0.2048</text:p>
          </table:table-cell>
          <table:table-cell office:value-type="float" office:value="8.75783838619135" calcext:value-type="float">
            <text:p>8.75783838619135</text:p>
          </table:table-cell>
        </table:table-row>
        <table:table-row table:style-name="ro1">
          <table:table-cell office:value-type="string" calcext:value-type="string">
            <text:p>pes.txt</text:p>
          </table:table-cell>
          <table:table-cell office:value-type="float" office:value="3.7976" calcext:value-type="float">
            <text:p>3.797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561" calcext:value-type="float">
            <text:p>2561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61" calcext:value-type="float">
            <text:p>0.2561</text:p>
          </table:table-cell>
          <table:table-cell office:value-type="float" office:value="9.05301883644184" calcext:value-type="float">
            <text:p>9.05301883644184</text:p>
          </table:table-cell>
        </table:table-row>
        <table:table-row table:style-name="ro1">
          <table:table-cell office:value-type="string" calcext:value-type="string">
            <text:p>plt.txt</text:p>
          </table:table-cell>
          <table:table-cell office:value-type="float" office:value="5.6074" calcext:value-type="float">
            <text:p>5.607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842" calcext:value-type="float">
            <text:p>184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42" calcext:value-type="float">
            <text:p>0.1842</text:p>
          </table:table-cell>
          <table:table-cell office:value-type="float" office:value="8.3212157504273" calcext:value-type="float">
            <text:p>8.3212157504273</text:p>
          </table:table-cell>
        </table:table-row>
        <table:table-row table:style-name="ro1">
          <table:table-cell office:value-type="string" calcext:value-type="string">
            <text:p>pol.txt</text:p>
          </table:table-cell>
          <table:table-cell office:value-type="float" office:value="5.186" calcext:value-type="float">
            <text:p>5.18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918" calcext:value-type="float">
            <text:p>29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2918" calcext:value-type="float">
            <text:p>0.2918</text:p>
          </table:table-cell>
          <table:table-cell office:value-type="float" office:value="9.64538564533585" calcext:value-type="float">
            <text:p>9.64538564533585</text:p>
          </table:table-cell>
        </table:table-row>
        <table:table-row table:style-name="ro1">
          <table:table-cell office:value-type="string" calcext:value-type="string">
            <text:p>por.txt</text:p>
          </table:table-cell>
          <table:table-cell office:value-type="float" office:value="4.1502" calcext:value-type="float">
            <text:p>4.150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596" calcext:value-type="float">
            <text:p>159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96" calcext:value-type="float">
            <text:p>0.1596</text:p>
          </table:table-cell>
          <table:table-cell office:value-type="float" office:value="8.30703917933692" calcext:value-type="float">
            <text:p>8.30703917933692</text:p>
          </table:table-cell>
        </table:table-row>
        <table:table-row table:style-name="ro1">
          <table:table-cell office:value-type="string" calcext:value-type="string">
            <text:p>pot.txt</text:p>
          </table:table-cell>
          <table:table-cell office:value-type="float" office:value="6.6881" calcext:value-type="float">
            <text:p>6.688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01" calcext:value-type="float">
            <text:p>4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1" calcext:value-type="float">
            <text:p>0.4001</text:p>
          </table:table-cell>
          <table:table-cell office:value-type="float" office:value="9.89285706121657" calcext:value-type="float">
            <text:p>9.89285706121657</text:p>
          </table:table-cell>
        </table:table-row>
        <table:table-row table:style-name="ro1">
          <table:table-cell office:value-type="string" calcext:value-type="string">
            <text:p>ppk.txt</text:p>
          </table:table-cell>
          <table:table-cell office:value-type="float" office:value="4.8294" calcext:value-type="float">
            <text:p>4.829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22" calcext:value-type="float">
            <text:p>20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22" calcext:value-type="float">
            <text:p>0.2022</text:p>
          </table:table-cell>
          <table:table-cell office:value-type="float" office:value="8.87578680118674" calcext:value-type="float">
            <text:p>8.87578680118674</text:p>
          </table:table-cell>
        </table:table-row>
        <table:table-row table:style-name="ro1">
          <table:table-cell office:value-type="string" calcext:value-type="string">
            <text:p>quc.txt</text:p>
          </table:table-cell>
          <table:table-cell office:value-type="float" office:value="4.5179" calcext:value-type="float">
            <text:p>4.517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486" calcext:value-type="float">
            <text:p>14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86" calcext:value-type="float">
            <text:p>0.1486</text:p>
          </table:table-cell>
          <table:table-cell office:value-type="float" office:value="7.55312258062572" calcext:value-type="float">
            <text:p>7.55312258062572</text:p>
          </table:table-cell>
        </table:table-row>
        <table:table-row table:style-name="ro1">
          <table:table-cell office:value-type="string" calcext:value-type="string">
            <text:p>quw.txt</text:p>
          </table:table-cell>
          <table:table-cell office:value-type="float" office:value="7.2419" calcext:value-type="float">
            <text:p>7.241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877" calcext:value-type="float">
            <text:p>2877</text:p>
          </table:table-cell>
          <table:table-cell office:value-type="float" office:value="10000" calcext:value-type="float">
            <text:p>10000</text:p>
          </table:table-cell>
          <table:table-cell office:value-type="float" office:value="0.2877" calcext:value-type="float">
            <text:p>0.2877</text:p>
          </table:table-cell>
          <table:table-cell office:value-type="float" office:value="10.0141807034096" calcext:value-type="float">
            <text:p>10.0141807034096</text:p>
          </table:table-cell>
        </table:table-row>
        <table:table-row table:style-name="ro1">
          <table:table-cell office:value-type="string" calcext:value-type="string">
            <text:p>rom.txt</text:p>
          </table:table-cell>
          <table:table-cell office:value-type="float" office:value="4.2921" calcext:value-type="float">
            <text:p>4.29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46" calcext:value-type="float">
            <text:p>12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46" calcext:value-type="float">
            <text:p>0.1246</text:p>
          </table:table-cell>
          <table:table-cell office:value-type="float" office:value="8.1556508311667" calcext:value-type="float">
            <text:p>8.1556508311667</text:p>
          </table:table-cell>
        </table:table-row>
        <table:table-row table:style-name="ro1">
          <table:table-cell office:value-type="string" calcext:value-type="string">
            <text:p>rum.txt</text:p>
          </table:table-cell>
          <table:table-cell office:value-type="float" office:value="4.5636" calcext:value-type="float">
            <text:p>4.563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02" calcext:value-type="float">
            <text:p>2302</text:p>
          </table:table-cell>
          <table:table-cell office:value-type="float" office:value="10000" calcext:value-type="float">
            <text:p>10000</text:p>
          </table:table-cell>
          <table:table-cell office:value-type="float" office:value="0.2302" calcext:value-type="float">
            <text:p>0.2302</text:p>
          </table:table-cell>
          <table:table-cell office:value-type="float" office:value="9.18475841679723" calcext:value-type="float">
            <text:p>9.18475841679723</text:p>
          </table:table-cell>
        </table:table-row>
        <table:table-row table:style-name="ro1">
          <table:table-cell office:value-type="string" calcext:value-type="string">
            <text:p>rus.txt</text:p>
          </table:table-cell>
          <table:table-cell office:value-type="float" office:value="4.8686" calcext:value-type="float">
            <text:p>4.868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026" calcext:value-type="float">
            <text:p>30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3026" calcext:value-type="float">
            <text:p>0.3026</text:p>
          </table:table-cell>
          <table:table-cell office:value-type="float" office:value="9.62939162725678" calcext:value-type="float">
            <text:p>9.62939162725678</text:p>
          </table:table-cell>
        </table:table-row>
        <table:table-row table:style-name="ro1">
          <table:table-cell office:value-type="string" calcext:value-type="string">
            <text:p>shi.txt</text:p>
          </table:table-cell>
          <table:table-cell office:value-type="float" office:value="6.325" calcext:value-type="float">
            <text:p>6.32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903" calcext:value-type="float">
            <text:p>3903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03" calcext:value-type="float">
            <text:p>0.3903</text:p>
          </table:table-cell>
          <table:table-cell office:value-type="float" office:value="10.4073681638847" calcext:value-type="float">
            <text:p>10.4073681638847</text:p>
          </table:table-cell>
        </table:table-row>
        <table:table-row table:style-name="ro1">
          <table:table-cell office:value-type="string" calcext:value-type="string">
            <text:p>slk.txt</text:p>
          </table:table-cell>
          <table:table-cell office:value-type="float" office:value="4.3282" calcext:value-type="float">
            <text:p>4.328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284" calcext:value-type="float">
            <text:p>2284</text:p>
          </table:table-cell>
          <table:table-cell office:value-type="float" office:value="10000" calcext:value-type="float">
            <text:p>10000</text:p>
          </table:table-cell>
          <table:table-cell office:value-type="float" office:value="0.2284" calcext:value-type="float">
            <text:p>0.2284</text:p>
          </table:table-cell>
          <table:table-cell office:value-type="float" office:value="9.19208125185518" calcext:value-type="float">
            <text:p>9.19208125185518</text:p>
          </table:table-cell>
        </table:table-row>
        <table:table-row table:style-name="ro1">
          <table:table-cell office:value-type="string" calcext:value-type="string">
            <text:p>slv.txt</text:p>
          </table:table-cell>
          <table:table-cell office:value-type="float" office:value="4.2969" calcext:value-type="float">
            <text:p>4.296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337" calcext:value-type="float">
            <text:p>2337</text:p>
          </table:table-cell>
          <table:table-cell office:value-type="float" office:value="10000" calcext:value-type="float">
            <text:p>10000</text:p>
          </table:table-cell>
          <table:table-cell office:value-type="float" office:value="0.2337" calcext:value-type="float">
            <text:p>0.2337</text:p>
          </table:table-cell>
          <table:table-cell office:value-type="float" office:value="9.18843732663712" calcext:value-type="float">
            <text:p>9.18843732663712</text:p>
          </table:table-cell>
        </table:table-row>
        <table:table-row table:style-name="ro1">
          <table:table-cell office:value-type="string" calcext:value-type="string">
            <text:p>sna.txt</text:p>
          </table:table-cell>
          <table:table-cell office:value-type="float" office:value="6.9311" calcext:value-type="float">
            <text:p>6.931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42" calcext:value-type="float">
            <text:p>3142</text:p>
          </table:table-cell>
          <table:table-cell office:value-type="float" office:value="10000" calcext:value-type="float">
            <text:p>10000</text:p>
          </table:table-cell>
          <table:table-cell office:value-type="float" office:value="0.3142" calcext:value-type="float">
            <text:p>0.3142</text:p>
          </table:table-cell>
          <table:table-cell office:value-type="float" office:value="10.0107657879816" calcext:value-type="float">
            <text:p>10.0107657879816</text:p>
          </table:table-cell>
        </table:table-row>
        <table:table-row table:style-name="ro1">
          <table:table-cell office:value-type="string" calcext:value-type="string">
            <text:p>som.txt</text:p>
          </table:table-cell>
          <table:table-cell office:value-type="float" office:value="5.5474" calcext:value-type="float">
            <text:p>5.547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370" calcext:value-type="float">
            <text:p>237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37" calcext:value-type="float">
            <text:p>0.237</text:p>
          </table:table-cell>
          <table:table-cell office:value-type="float" office:value="9.02628612618672" calcext:value-type="float">
            <text:p>9.02628612618672</text:p>
          </table:table-cell>
        </table:table-row>
        <table:table-row table:style-name="ro1">
          <table:table-cell office:value-type="string" calcext:value-type="string">
            <text:p>spa.txt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39" calcext:value-type="float">
            <text:p>183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39" calcext:value-type="float">
            <text:p>0.1839</text:p>
          </table:table-cell>
          <table:table-cell office:value-type="float" office:value="8.48537578604779" calcext:value-type="float">
            <text:p>8.48537578604779</text:p>
          </table:table-cell>
        </table:table-row>
        <table:table-row table:style-name="ro1">
          <table:table-cell office:value-type="string" calcext:value-type="string">
            <text:p>srp.txt</text:p>
          </table:table-cell>
          <table:table-cell office:value-type="float" office:value="4.3857" calcext:value-type="float">
            <text:p>4.385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311" calcext:value-type="float">
            <text:p>23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2311" calcext:value-type="float">
            <text:p>0.2311</text:p>
          </table:table-cell>
          <table:table-cell office:value-type="float" office:value="9.19528357815447" calcext:value-type="float">
            <text:p>9.19528357815447</text:p>
          </table:table-cell>
        </table:table-row>
        <table:table-row table:style-name="ro1">
          <table:table-cell office:value-type="string" calcext:value-type="string">
            <text:p>ssw.txt</text:p>
          </table:table-cell>
          <table:table-cell office:value-type="float" office:value="5.3573" calcext:value-type="float">
            <text:p>5.357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355" calcext:value-type="float">
            <text:p>2355</text:p>
          </table:table-cell>
          <table:table-cell office:value-type="float" office:value="10000" calcext:value-type="float">
            <text:p>10000</text:p>
          </table:table-cell>
          <table:table-cell office:value-type="float" office:value="0.2355" calcext:value-type="float">
            <text:p>0.2355</text:p>
          </table:table-cell>
          <table:table-cell office:value-type="float" office:value="9.11630395604988" calcext:value-type="float">
            <text:p>9.11630395604988</text:p>
          </table:table-cell>
        </table:table-row>
        <table:table-row table:style-name="ro1">
          <table:table-cell office:value-type="string" calcext:value-type="string">
            <text:p>swe.txt</text:p>
          </table:table-cell>
          <table:table-cell office:value-type="float" office:value="4.5182" calcext:value-type="float">
            <text:p>4.518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478" calcext:value-type="float">
            <text:p>14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78" calcext:value-type="float">
            <text:p>0.1478</text:p>
          </table:table-cell>
          <table:table-cell office:value-type="float" office:value="8.42520243579876" calcext:value-type="float">
            <text:p>8.42520243579876</text:p>
          </table:table-cell>
        </table:table-row>
        <table:table-row table:style-name="ro1">
          <table:table-cell office:value-type="string" calcext:value-type="string">
            <text:p>syr.txt</text:p>
          </table:table-cell>
          <table:table-cell office:value-type="float" office:value="3.9366" calcext:value-type="float">
            <text:p>3.936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2" calcext:value-type="float">
            <text:p>0.252</text:p>
          </table:table-cell>
          <table:table-cell office:value-type="float" office:value="9.41371011745244" calcext:value-type="float">
            <text:p>9.41371011745244</text:p>
          </table:table-cell>
        </table:table-row>
        <table:table-row table:style-name="ro1">
          <table:table-cell office:value-type="string" calcext:value-type="string">
            <text:p>tel.txt</text:p>
          </table:table-cell>
          <table:table-cell office:value-type="float" office:value="4.1537" calcext:value-type="float">
            <text:p>4.1537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3561" calcext:value-type="float">
            <text:p>3561</text:p>
          </table:table-cell>
          <table:table-cell office:value-type="float" office:value="10000" calcext:value-type="float">
            <text:p>10000</text:p>
          </table:table-cell>
          <table:table-cell office:value-type="float" office:value="0.3561" calcext:value-type="float">
            <text:p>0.3561</text:p>
          </table:table-cell>
          <table:table-cell office:value-type="float" office:value="10.5040362793406" calcext:value-type="float">
            <text:p>10.5040362793406</text:p>
          </table:table-cell>
        </table:table-row>
        <table:table-row table:style-name="ro1">
          <table:table-cell office:value-type="string" calcext:value-type="string">
            <text:p>tgl.txt</text:p>
          </table:table-cell>
          <table:table-cell office:value-type="float" office:value="4.5236" calcext:value-type="float">
            <text:p>4.523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357" calcext:value-type="float">
            <text:p>13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7" calcext:value-type="float">
            <text:p>0.1357</text:p>
          </table:table-cell>
          <table:table-cell office:value-type="float" office:value="7.47248489829662" calcext:value-type="float">
            <text:p>7.47248489829662</text:p>
          </table:table-cell>
        </table:table-row>
        <table:table-row table:style-name="ro1">
          <table:table-cell office:value-type="string" calcext:value-type="string">
            <text:p>tha.txt</text:p>
          </table:table-cell>
          <table:table-cell office:value-type="float" office:value="3.1312" calcext:value-type="float">
            <text:p>3.1312</text:p>
          </table:table-cell>
          <table:table-cell office:value-type="float" office:value="3" calcext:value-type="float">
            <text:p>3</text:p>
          </table:table-cell>
          <table:table-cell office:value-type="float" office:value="373" calcext:value-type="float">
            <text:p>373</text:p>
          </table:table-cell>
          <table:table-cell office:value-type="float" office:value="1196" calcext:value-type="float">
            <text:p>119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6" calcext:value-type="float">
            <text:p>0.1196</text:p>
          </table:table-cell>
          <table:table-cell office:value-type="float" office:value="7.99833495682999" calcext:value-type="float">
            <text:p>7.99833495682999</text:p>
          </table:table-cell>
        </table:table-row>
        <table:table-row table:style-name="ro1">
          <table:table-cell office:value-type="string" calcext:value-type="string">
            <text:p>tmh.txt</text:p>
          </table:table-cell>
          <table:table-cell office:value-type="float" office:value="4.5937" calcext:value-type="float">
            <text:p>4.593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400" calcext:value-type="float">
            <text:p>2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4" calcext:value-type="float">
            <text:p>0.24</text:p>
          </table:table-cell>
          <table:table-cell office:value-type="float" office:value="9.22775849610481" calcext:value-type="float">
            <text:p>9.22775849610481</text:p>
          </table:table-cell>
        </table:table-row>
        <table:table-row table:style-name="ro1">
          <table:table-cell office:value-type="string" calcext:value-type="string">
            <text:p>tur.txt</text:p>
          </table:table-cell>
          <table:table-cell office:value-type="float" office:value="6.2027" calcext:value-type="float">
            <text:p>6.202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670" calcext:value-type="float">
            <text:p>367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67" calcext:value-type="float">
            <text:p>0.367</text:p>
          </table:table-cell>
          <table:table-cell office:value-type="float" office:value="10.704688144567" calcext:value-type="float">
            <text:p>10.704688144567</text:p>
          </table:table-cell>
        </table:table-row>
        <table:table-row table:style-name="ro1">
          <table:table-cell office:value-type="string" calcext:value-type="string">
            <text:p>ukr.txt</text:p>
          </table:table-cell>
          <table:table-cell office:value-type="float" office:value="4.5612" calcext:value-type="float">
            <text:p>4.561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948" calcext:value-type="float">
            <text:p>2948</text:p>
          </table:table-cell>
          <table:table-cell office:value-type="float" office:value="10000" calcext:value-type="float">
            <text:p>10000</text:p>
          </table:table-cell>
          <table:table-cell office:value-type="float" office:value="0.2948" calcext:value-type="float">
            <text:p>0.2948</text:p>
          </table:table-cell>
          <table:table-cell office:value-type="float" office:value="9.59666175539525" calcext:value-type="float">
            <text:p>9.59666175539525</text:p>
          </table:table-cell>
        </table:table-row>
        <table:table-row table:style-name="ro1">
          <table:table-cell office:value-type="string" calcext:value-type="string">
            <text:p>usp.txt</text:p>
          </table:table-cell>
          <table:table-cell office:value-type="float" office:value="5.3829" calcext:value-type="float">
            <text:p>5.382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359" calcext:value-type="float">
            <text:p>135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9" calcext:value-type="float">
            <text:p>0.1359</text:p>
          </table:table-cell>
          <table:table-cell office:value-type="float" office:value="8.05165387368665" calcext:value-type="float">
            <text:p>8.05165387368665</text:p>
          </table:table-cell>
        </table:table-row>
        <table:table-row table:style-name="ro1">
          <table:table-cell office:value-type="string" calcext:value-type="string">
            <text:p>vie.txt</text:p>
          </table:table-cell>
          <table:table-cell office:value-type="float" office:value="3.5681" calcext:value-type="float">
            <text:p>3.568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082" calcext:value-type="float">
            <text:p>10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82" calcext:value-type="float">
            <text:p>0.1082</text:p>
          </table:table-cell>
          <table:table-cell office:value-type="float" office:value="8.37489661336327" calcext:value-type="float">
            <text:p>8.37489661336327</text:p>
          </table:table-cell>
        </table:table-row>
        <table:table-row table:style-name="ro1">
          <table:table-cell office:value-type="string" calcext:value-type="string">
            <text:p>wal.txt</text:p>
          </table:table-cell>
          <table:table-cell office:value-type="float" office:value="7.1356" calcext:value-type="float">
            <text:p>7.135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180" calcext:value-type="float">
            <text:p>31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18" calcext:value-type="float">
            <text:p>0.318</text:p>
          </table:table-cell>
          <table:table-cell office:value-type="float" office:value="10.0578826421083" calcext:value-type="float">
            <text:p>10.0578826421083</text:p>
          </table:table-cell>
        </table:table-row>
        <table:table-row table:style-name="ro1">
          <table:table-cell office:value-type="string" calcext:value-type="string">
            <text:p>wol.txt</text:p>
          </table:table-cell>
          <table:table-cell office:value-type="float" office:value="3.6862" calcext:value-type="float">
            <text:p>3.686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464" calcext:value-type="float">
            <text:p>14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64" calcext:value-type="float">
            <text:p>0.1464</text:p>
          </table:table-cell>
          <table:table-cell office:value-type="float" office:value="8.62197280497018" calcext:value-type="float">
            <text:p>8.62197280497018</text:p>
          </table:table-cell>
        </table:table-row>
        <table:table-row table:style-name="ro1">
          <table:table-cell office:value-type="string" calcext:value-type="string">
            <text:p>xho.txt</text:p>
          </table:table-cell>
          <table:table-cell office:value-type="float" office:value="7.3963" calcext:value-type="float">
            <text:p>7.396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727" calcext:value-type="float">
            <text:p>37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27" calcext:value-type="float">
            <text:p>0.3727</text:p>
          </table:table-cell>
          <table:table-cell office:value-type="float" office:value="10.4785365755621" calcext:value-type="float">
            <text:p>10.4785365755621</text:p>
          </table:table-cell>
        </table:table-row>
        <table:table-row table:style-name="ro1">
          <table:table-cell office:value-type="string" calcext:value-type="string">
            <text:p>zul.txt</text:p>
          </table:table-cell>
          <table:table-cell office:value-type="float" office:value="7.6389" calcext:value-type="float">
            <text:p>7.638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164" calcext:value-type="float">
            <text:p>41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64" calcext:value-type="float">
            <text:p>0.4164</text:p>
          </table:table-cell>
          <table:table-cell office:value-type="float" office:value="10.6304186240997" calcext:value-type="float">
            <text:p>10.6304186240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29T09:45:10.610421980</dc:date>
    <meta:editing-duration>PT56S</meta:editing-duration>
    <meta:editing-cycles>1</meta:editing-cycles>
    <meta:document-statistic meta:table-count="1" meta:cell-count="824" meta:object-count="0"/>
    <meta:generator>LibreOffice/6.1.5.2$Linux_X86_64 LibreOffice_project/10$Build-2</meta:generator>
  </office:meta>
</office:document-meta>
</file>